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Monospace" svg:font-family="Monospace" style:font-family-generic="roman" style:font-pitch="variable"/>
    <style:font-face style:name="Monospace1" svg:font-family="Monospace" style:font-family-generic="system" style:font-pitch="variable"/>
  </office:font-face-decls>
  <office:automatic-styles>
    <style:style style:name="Table1" style:family="table">
      <style:table-properties style:width="6.6875in" fo:margin-left="-0.0375in" fo:margin-top="0in" fo:margin-bottom="0in" table:align="left"/>
    </style:style>
    <style:style style:name="Table1.A" style:family="table-column">
      <style:table-column-properties style:column-width="1.809in"/>
    </style:style>
    <style:style style:name="Table1.B" style:family="table-column">
      <style:table-column-properties style:column-width="4.8785in"/>
    </style:style>
    <style:style style:name="Table1.1" style:family="table-row">
      <style:table-row-properties style:min-row-height="0.1875in"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0.1597in" fo:keep-together="auto"/>
    </style:style>
    <style:style style:name="Table1.3" style:family="table-row">
      <style:table-row-properties style:min-row-height="0.1319in" fo:keep-together="auto"/>
    </style:style>
    <style:style style:name="Table1.4" style:family="table-row">
      <style:table-row-properties style:min-row-height="0.2958in"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2" style:family="table">
      <style:table-properties style:width="6.6931in" fo:margin-left="-0.0347in" fo:margin-top="0in" fo:margin-bottom="0in" fo:break-before="auto" fo:break-after="auto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5.130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6931in" fo:margin-left="-0.0347in" fo:margin-top="0in" fo:margin-bottom="0in" fo:break-before="auto" fo:break-after="auto" table:align="left"/>
    </style:style>
    <style:style style:name="Table3.A" style:family="table-column">
      <style:table-column-properties style:column-width="1.4972in"/>
    </style:style>
    <style:style style:name="Table3.B" style:family="table-column">
      <style:table-column-properties style:column-width="5.195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onospace" fo:font-size="14pt" fo:font-style="normal" style:text-underline-style="none" fo:font-weight="normal" style:font-name-asian="Monospace1" style:font-size-asian="14pt" style:font-style-asian="normal" style:font-weight-asian="normal" style:font-name-complex="Monospace1" style:font-size-complex="14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onospace" fo:font-size="12pt" fo:font-style="normal" style:text-underline-style="none" fo:font-weight="normal" style:font-name-asian="Monospace1" style:font-size-asian="12pt" style:font-style-asian="normal" style:font-weight-asian="normal" style:font-name-complex="Monospace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Monospace" fo:font-size="12pt" fo:font-style="normal" style:text-underline-style="none" fo:font-weight="normal" style:font-name-asian="Monospace1" style:font-size-asian="12pt" style:font-style-asian="normal" style:font-weight-asian="normal" style:font-name-complex="Monospace1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Monospace" fo:font-size="15pt" fo:font-style="normal" style:text-underline-style="none" fo:font-weight="normal" style:font-name-asian="Monospace1" style:font-size-asian="15pt" style:font-style-asian="normal" style:font-weight-asian="normal" style:font-name-complex="Monospace1" style:font-size-complex="15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Monospace" fo:font-size="15pt" fo:font-style="normal" style:text-underline-style="none" fo:font-weight="normal" style:font-name-asian="Monospace1" style:font-size-asian="15pt" style:font-style-asian="normal" style:font-weight-asian="normal" style:font-name-complex="Monospace1" style:font-size-complex="15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0000" loext:opacity="100%" style:text-line-through-style="none" style:text-line-through-type="none" style:text-position="0% 100%" style:font-name="Monospace" fo:font-size="18pt" fo:font-style="normal" style:text-underline-style="none" fo:font-weight="bold" style:font-name-asian="Monospace1" style:font-size-asian="18pt" style:font-style-asian="normal" style:font-weight-asian="bold" style:font-name-complex="Monospace1" style:font-size-complex="18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0000" loext:opacity="100%" style:text-line-through-style="none" style:text-line-through-type="none" style:text-position="0% 100%" style:font-name="Monospace" fo:font-size="16pt" fo:font-style="normal" style:text-underline-style="none" fo:font-weight="bold" style:font-name-asian="Monospace1" style:font-size-asian="16pt" style:font-style-asian="normal" style:font-weight-asian="bold" style:font-name-complex="Monospace1" style:font-size-complex="16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text-align="center" style:justify-single-word="false"/>
      <style:text-properties style:font-name="Monospace" style:text-underline-style="none" style:font-name-asian="Monospace1" style:font-name-complex="Monospace1"/>
    </style:style>
    <style:style style:name="P10" style:family="paragraph" style:parent-style-name="Standard">
      <style:paragraph-properties fo:text-align="start" style:justify-single-word="false"/>
      <style:text-properties style:font-name="Monospace" fo:font-size="15pt" style:text-underline-style="none" style:font-name-asian="Monospace1" style:font-size-asian="15pt" style:font-name-complex="Monospace1" style:font-size-complex="15pt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 fo:orphans="0" fo:widows="0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Monospace" fo:font-size="15pt" style:text-underline-style="none" fo:font-weight="normal" style:font-name-asian="Monospace1" style:font-size-asian="15pt" style:font-weight-asian="normal" style:font-name-complex="Monospace1" style:font-size-complex="15pt"/>
    </style:style>
    <style:style style:name="P14" style:family="paragraph" style:parent-style-name="Standard">
      <style:paragraph-properties fo:text-align="start" style:justify-single-word="false" fo:orphans="0" fo:widows="0"/>
      <style:text-properties fo:color="#000000" loext:opacity="100%" style:font-name="Monospace" fo:font-size="15pt" style:text-underline-style="none" fo:font-weight="normal" style:font-name-asian="Monospace1" style:font-size-asian="15pt" style:font-weight-asian="normal" style:font-name-complex="Monospace1" style:font-size-complex="15pt"/>
    </style:style>
    <style:style style:name="P15" style:family="paragraph" style:parent-style-name="Standard">
      <style:paragraph-properties fo:text-align="end" style:justify-single-word="false" fo:orphans="0" fo:widows="0"/>
      <style:text-properties fo:color="#ff0000" loext:opacity="100%" style:font-name="Monospace" fo:font-size="16pt" style:text-underline-style="none" fo:font-weight="bold" style:font-name-asian="Monospace1" style:font-size-asian="16pt" style:font-weight-asian="bold" style:font-name-complex="Monospace1" style:font-size-complex="16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Monospace" fo:font-size="15pt" fo:font-style="normal" style:text-underline-style="none" fo:font-weight="normal" style:font-name-asian="Monospace1" style:font-size-asian="15pt" style:font-style-asian="normal" style:font-weight-asian="normal" style:font-name-complex="Monospace1" style:font-size-complex="15pt"/>
    </style:style>
    <style:style style:name="P17" style:family="paragraph" style:parent-style-name="Standard" style:master-page-name="Standard">
      <style:paragraph-properties fo:text-align="center" style:justify-single-word="false" style:page-number="1"/>
      <style:text-properties fo:color="#ff0000" loext:opacity="100%" style:font-name="Monospace" fo:font-size="20pt" style:text-underline-style="none" fo:font-weight="bold" style:font-name-asian="Monospace1" style:font-size-asian="20pt" style:font-weight-asian="bold" style:font-name-complex="Monospace1" style:font-size-complex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Monospace" fo:font-size="15pt" fo:font-style="normal" style:text-underline-style="none" fo:font-weight="normal" style:font-name-asian="Monospace1" style:font-size-asian="15pt" style:font-style-asian="normal" style:font-weight-asian="normal" style:font-name-complex="Monospace1" style:font-size-complex="15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Monospace" fo:font-size="15pt" fo:font-style="normal" style:text-underline-style="solid" style:text-underline-width="auto" style:text-underline-color="font-color" fo:font-weight="normal" style:font-name-asian="Monospace1" style:font-size-asian="15pt" style:font-style-asian="normal" style:font-weight-asian="normal" style:font-name-complex="Monospace1" style:font-size-complex="15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Monospace" fo:font-size="15pt" fo:font-style="italic" style:text-underline-style="none" fo:font-weight="normal" style:font-name-asian="Monospace1" style:font-size-asian="15pt" style:font-style-asian="italic" style:font-weight-asian="normal" style:font-name-complex="Monospace1" style:font-size-complex="15pt"/>
    </style:style>
    <style:style style:name="T4" style:family="text">
      <style:text-properties style:font-name="Monospace" fo:font-size="15pt" style:font-name-asian="Monospace1" style:font-size-asian="15pt" style:font-name-complex="Monospace1" style:font-size-complex="15pt"/>
    </style:style>
    <style:style style:name="T5" style:family="text">
      <style:text-properties fo:color="#000000" loext:opacity="100%" style:font-name="Monospace" fo:font-size="15pt" style:text-underline-style="none" fo:font-weight="normal" style:font-name-asian="Monospace1" style:font-size-asian="15pt" style:font-weight-asian="normal" style:font-name-complex="Monospace1" style:font-size-complex="15pt"/>
    </style:style>
    <style:style style:name="T6" style:family="text">
      <style:text-properties fo:color="#000000" loext:opacity="100%" style:font-name="Monospace" fo:font-size="15pt" style:text-underline-style="none" fo:font-weight="normal" officeooo:rsid="0018f9c6" style:font-name-asian="Monospace1" style:font-size-asian="15pt" style:font-weight-asian="normal" style:font-name-complex="Monospace1" style:font-size-complex="15pt"/>
    </style:style>
    <style:style style:name="T7" style:family="text">
      <style:text-properties officeooo:rsid="0010552c"/>
    </style:style>
    <style:style style:name="T8" style:family="text">
      <style:text-properties officeooo:rsid="0018f9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apolavoro Anno 2023-2024</text:p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Titolo:</text:p>
          </table:table-cell>
          <table:table-cell table:style-name="Table1.B1" office:value-type="string">
            <text:p text:style-name="P14">Breakout Chaotic Edition.</text:p>
          </table:table-cell>
        </table:table-row>
        <table:table-row table:style-name="Table1.2">
          <table:table-cell table:style-name="Table1.A1" office:value-type="string">
            <text:p text:style-name="P15">Github:</text:p>
          </table:table-cell>
          <table:table-cell table:style-name="Table1.B1" office:value-type="string">
            <text:p text:style-name="P14">https://github.com/galactic1106/Breakout-Chaotic-Edition</text:p>
          </table:table-cell>
        </table:table-row>
        <table:table-row table:style-name="Table1.3">
          <table:table-cell table:style-name="Table1.A1" office:value-type="string">
            <text:p text:style-name="P15">Unity Play:</text:p>
          </table:table-cell>
          <table:table-cell table:style-name="Table1.B1" office:value-type="string">
            <text:p text:style-name="P14">https://play.unity.com/mg/other/webgl-builds-386067</text:p>
          </table:table-cell>
        </table:table-row>
        <table:table-row table:style-name="Table1.4">
          <table:table-cell table:style-name="Table1.A1" office:value-type="string">
            <text:p text:style-name="P15">Breve</text:p>
            <text:p text:style-name="P15">Descrizione:</text:p>
          </table:table-cell>
          <table:table-cell table:style-name="Table1.B1" office:value-type="string">
            <text:p text:style-name="P14">Realizzazione della replica del videogioco Breakout con una modifica al moto della pallina.</text:p>
          </table:table-cell>
        </table:table-row>
        <table:table-row table:style-name="Table1.4">
          <table:table-cell table:style-name="Table1.A1" office:value-type="string">
            <text:p text:style-name="P15">Motivazione:</text:p>
          </table:table-cell>
          <table:table-cell table:style-name="Table1.B1" office:value-type="string">
            <text:p text:style-name="P14">Ho scelto questo gioco come capolavoro in quanto racchiude la maggior parte del programma <text:span text:style-name="T7">di Informatica</text:span> di terza <text:span text:style-name="T8">e</text:span> parte di quello di quarta e dimostra la mia capacità di imparare non solo in autonomia ma anche , nel mio caso, <text:s/>in inglese.</text:p>
          </table:table-cell>
        </table:table-row>
        <table:table-row table:style-name="Table1.6">
          <table:table-cell table:style-name="Table1.A1" office:value-type="string">
            <text:p text:style-name="P15">Origine Titolo:</text:p>
          </table:table-cell>
          <table:table-cell table:style-name="Table1.B1" office:value-type="string">
            <text:p text:style-name="P14">Il titolo del videogioco deriva dalla nuova meccanica inserita all’interno del videogioco involontariamente «It’s not a bug, it’s a feature». La pallina che normalmente rimbalza e si muove come una reale adesso ha un movimento caotico che risulta in sessioni <text:s/>più ardue accompagnate da situazioni improbabili.</text:p>
          </table:table-cell>
        </table:table-row>
        <table:table-row table:style-name="Table1.7">
          <table:table-cell table:style-name="Table1.A1" office:value-type="string">
            <text:p text:style-name="P15">La nuova meccanica:</text:p>
          </table:table-cell>
          <table:table-cell table:style-name="Table1.B1" office:value-type="string">
            <text:p text:style-name="P12"><text:span text:style-name="T5">La pallina non viene afflitta dalla gravità, subisce le forze </text:span><text:span text:style-name="T4">d’ attrito,</text:span><text:span text:style-name="T5"> ha un </text:span><text:span text:style-name="T4">coefficiente</text:span><text:span text:style-name="T5"> di rimbalzo del 100% quindi se dovessi lasciar cadere sul pavimento la pallina, essa continuerebbe a rimbalzare all’infinito </text:span><text:span text:style-name="T6">con una </text:span><text:span text:style-name="T5">velocità costante.<text:line-break/><text:line-break/>In particolare la velocità costante e le forze di attrito causano un </text:span><text:soft-page-break/><text:span text:style-name="T5">movimento caotico; infatti la pallina nei primi istanti della partita andrà dritta verso la racchetta, al contatto con la racchetta, a causa del rinculo del attrito, essa comincerà a ruotare e con essa anche la direzione in cui viene applicata la forza per muovere la pallina; questa serie di eventi risulta in quello che in fisica viene chiamato un moto vario. <text:s text:c="2"/></text:span></text:p>
            <text:p text:style-name="P14"/>
            <text:p text:style-name="P12"><text:span text:style-name="T5">Queste traiettorie possono sembrare casuali ma non lo sono, anzi con un po’ di pratica sono prevedibili anche se farlo con una buona precisione e costanza è </text:span><text:span text:style-name="T4">un'impresa</text:span><text:span text:style-name="T5"> ardua.</text:span></text:p>
          </table:table-cell>
        </table:table-row>
      </table:table>
      <text:p text:style-name="P13"/>
      <text:p text:style-name="P1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">Descrizione asset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7">Materials:</text:p>
          </table:table-cell>
          <table:table-cell table:style-name="Table2.A1" office:value-type="string">
            <text:p text:style-name="P8"><text:span text:style-name="T1">Questa cartella contiene tutti i materiali usati per dare colori ai </text:span><text:span text:style-name="T2">GameObjects</text:span><text:span text:style-name="T1">; il materiale </text:span><text:span text:style-name="T2">RGB</text:span><text:span text:style-name="T1"> è un materiale usato come indicatore in quanto tutti gli oggetti che lo possiedono saranno arcobaleno; nella sottocartella </text:span><text:span text:style-name="T2">BlockColors</text:span><text:span text:style-name="T1"> sono presenti tutti i colori assegnati ai blocchi da distruggere.</text:span></text:p>
            <text:p text:style-name="P5"/>
          </table:table-cell>
        </table:table-row>
        <table:table-row table:style-name="Table2.1">
          <table:table-cell table:style-name="Table2.A1" office:value-type="string">
            <text:p text:style-name="P7">Physics</text:p>
            <text:p text:style-name="P7">Materials:</text:p>
          </table:table-cell>
          <table:table-cell table:style-name="Table2.A1" office:value-type="string">
            <text:p text:style-name="P8"><text:span text:style-name="T1">In questa cartella sono contenuti tutti materiali che danno delle proprietà fisiche a</text:span><text:span text:style-name="T4">gli</text:span><text:span text:style-name="T1"> oggetti in questo caso è presente solo quello della pallina ma per convenzione ed organizzazione ho preferito aggiungere una cartella dedicata.</text:span></text:p>
            <text:p text:style-name="P5"/>
          </table:table-cell>
        </table:table-row>
        <text:soft-page-break/>
        <table:table-row table:style-name="Table2.1">
          <table:table-cell table:style-name="Table2.A1" office:value-type="string">
            <text:p text:style-name="P7">Prefabs:</text:p>
          </table:table-cell>
          <table:table-cell table:style-name="Table2.A1" office:value-type="string">
            <text:p text:style-name="P4">Questa è la cartella dedicata ai prefabbricati cioè oggetti che potranno essere istanziati più volte e saranno tutti uguali in aggiunta un cambiamento ad uno di essi può affliggere tutti gli altri. Qui troviamo lo sfondo con le pareti, la palla, la racchetta e i blocchi.</text:p>
            <text:p text:style-name="P5"/>
          </table:table-cell>
        </table:table-row>
        <table:table-row table:style-name="Table2.1">
          <table:table-cell table:style-name="Table2.A1" office:value-type="string">
            <text:p text:style-name="P7">Scenes:</text:p>
          </table:table-cell>
          <table:table-cell table:style-name="Table2.A1" office:value-type="string">
            <text:p text:style-name="P8"><text:span text:style-name="T1">La cartella dedicata alle scene nel mio caso non presenta molta utilità in quanto le scene sono strumenti utili solo a </text:span><text:span text:style-name="T4">progetti</text:span><text:span text:style-name="T1"> più grandi e complessi ma io necessito solo di una scena, quella in cui si trova il gioco.</text:span></text:p>
            <text:p text:style-name="P5"/>
          </table:table-cell>
        </table:table-row>
        <table:table-row table:style-name="Table2.1">
          <table:table-cell table:style-name="Table2.A1" office:value-type="string">
            <text:p text:style-name="P7">Scripts:</text:p>
          </table:table-cell>
          <table:table-cell table:style-name="Table2.A1" office:value-type="string">
            <text:p text:style-name="P4">Questa cartella contiene tutti i codici scritti dagli sviluppatori per gestire qualunque aspetto ci si possa immaginare, che sia istanziare un oggetto, cambiarne il colore, gestire il modo in cui si muove o qualunque altra cosa. Scenderò nei dettagli dei contenuti nella sezione dedicata ad essi.</text:p>
            <text:p text:style-name="P5"/>
          </table:table-cell>
        </table:table-row>
        <table:table-row table:style-name="Table2.1">
          <table:table-cell table:style-name="Table2.A1" office:value-type="string">
            <text:p text:style-name="P7">Sprites:</text:p>
          </table:table-cell>
          <table:table-cell table:style-name="Table2.A1" office:value-type="string">
            <text:p text:style-name="P8"><text:span text:style-name="T1">La cartella degli sprite è quella che contiene gli sprite cioè modelli, solitamente a strati al fine di animarli, 2d. Ne uso solo </text:span><text:span text:style-name="T4">uno, quello</text:span><text:span text:style-name="T1"> delle frecce che nelle prime versioni si trovavano al bordo dello schermo ma adesso occupano metà dello schermo ciascuna e sono invisibili.</text:span></text:p>
            <text:p text:style-name="P5"/>
          </table:table-cell>
        </table:table-row>
      </table:table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6">Scripts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7">Ball:</text:p>
          </table:table-cell>
          <table:table-cell table:style-name="Table3.A1" office:value-type="string">
            <text:p text:style-name="P8"><text:span text:style-name="T1">Questo script viene aggiunto all’oggetto rappresentante la </text:span><text:span text:style-name="T4">pallina.</text:span></text:p>
            <text:p text:style-name="P3"/>
            <text:p text:style-name="P8"><text:span text:style-name="T1">Variabili: nell’attributo </text:span><text:span text:style-name="T2">speed</text:span><text:span text:style-name="T1"> viene memorizzata la velocità, in </text:span><text:span text:style-name="T2">rb</text:span><text:span text:style-name="T1"> viene memorizzato il </text:span><text:span text:style-name="T2">Rigidbody2D</text:span><text:span text:style-name="T1"> della palla, in </text:span><text:span text:style-name="T2">lose</text:span><text:span text:style-name="T1"> viene memorizzata la scritta che compare in caso di sconfitta e in </text:span><text:span text:style-name="T2">reloadButton</text:span><text:span text:style-name="T1"> il tasto per ricominciare il gioco a fine partita.</text:span></text:p>
            <text:p text:style-name="P8"><text:span text:style-name="T1">Infine c’è la variabile </text:span><text:span text:style-name="T2">booleana</text:span><text:span text:style-name="T1"> </text:span><text:span text:style-name="T2">invincible</text:span><text:span text:style-name="T1"> che rende la pallina indistruttibile ai fini di </text:span><text:span text:style-name="T2">debug</text:span><text:span text:style-name="T1">.</text:span></text:p>
            <text:p text:style-name="P4"/>
            <text:p text:style-name="P8"><text:span text:style-name="T3">Start</text:span><text:span text:style-name="T1">: la funzione randomizza la direzione iniziale della palla in modo tale da farla rimbalzare sulla racchetta se il giocatore non la muove. Poi recupera il componente </text:span><text:span text:style-name="T2">RigidBody2D</text:span><text:span text:style-name="T1"> della palla, cerca nella scena l’oggetto con il </text:span><text:span text:style-name="T2">tag</text:span><text:span text:style-name="T1"> </text:span><text:span text:style-name="T2">Lose</text:span><text:span text:style-name="T1"> e quello con il </text:span><text:span text:style-name="T2">tag</text:span><text:span text:style-name="T1"> </text:span><text:span text:style-name="T2">Reset</text:span><text:span text:style-name="T1"> e lo </text:span><text:span text:style-name="T2">disattiva</text:span><text:span text:style-name="T1">.</text:span></text:p>
            <text:p text:style-name="P4"/>
            <text:p text:style-name="P8"><text:span text:style-name="T3">Update</text:span><text:span text:style-name="T1">: la funzione semplicemente applica una forza relativa di </text:span><text:span text:style-name="T2">tipo</text:span><text:span text:style-name="T1"> </text:span><text:span text:style-name="T2">impulso</text:span><text:span text:style-name="T1"> nella </text:span><text:span text:style-name="T2">direzione</text:span><text:span text:style-name="T1"> </text:span><text:span text:style-name="T2">up</text:span><text:span text:style-name="T1">.</text:span></text:p>
            <text:p text:style-name="P4"/>
            <text:p text:style-name="P8"><text:span text:style-name="T3">OnCollisionEnter2D</text:span><text:span text:style-name="T1">: nel momento della </text:span><text:span text:style-name="T2">collisione</text:span><text:span text:style-name="T1"> con un altro </text:span><text:span text:style-name="T2">oggetto</text:span><text:span text:style-name="T1"> con uno </text:span><text:span text:style-name="T2">switch</text:span><text:span text:style-name="T1"> viene determinata l’azione da svolgere nel caso che la collisione avvenga con un oggetto con il </text:span><text:span text:style-name="T2">tag</text:span><text:span text:style-name="T1"> </text:span><text:span text:style-name="T2">Block</text:span><text:span text:style-name="T1"> </text:span><text:soft-page-break/><text:span text:style-name="T1">allora esso verrà distrutto, se la collisione avviene con un oggetto con il </text:span><text:span text:style-name="T2">tag</text:span><text:span text:style-name="T1"> </text:span><text:span text:style-name="T2">Ground</text:span><text:span text:style-name="T1"> e la variabile </text:span><text:span text:style-name="T2">invincible</text:span><text:span text:style-name="T1"> è </text:span><text:span text:style-name="T2">settata</text:span><text:span text:style-name="T1"> a </text:span><text:span text:style-name="T2">falso</text:span><text:span text:style-name="T1"> allora verranno </text:span><text:span text:style-name="T2">attivati</text:span><text:span text:style-name="T1"> gli oggetti </text:span><text:span text:style-name="T2">lose</text:span><text:span text:style-name="T1"> e </text:span><text:span text:style-name="T2">reloadButton</text:span><text:span text:style-name="T1"> e la pallina verrà </text:span><text:span text:style-name="T2">distrutta</text:span><text:span text:style-name="T1">.</text:span></text:p>
            <text:p text:style-name="P5"/>
          </table:table-cell>
        </table:table-row>
        <table:table-row table:style-name="Table3.1">
          <table:table-cell table:style-name="Table3.A1" office:value-type="string">
            <text:p text:style-name="P7">Button Functions:</text:p>
          </table:table-cell>
          <table:table-cell table:style-name="Table3.A1" office:value-type="string">
            <text:p text:style-name="P8"><text:span text:style-name="T1">Questo script contiene tutte le </text:span><text:span text:style-name="T2">funzioni</text:span><text:span text:style-name="T1"> e </text:span><text:span text:style-name="T2">attributi</text:span><text:span text:style-name="T1"> da associare agli </text:span><text:span text:style-name="T2">eventi</text:span><text:span text:style-name="T1"> di un </text:span><text:span text:style-name="T2">bottone</text:span><text:span text:style-name="T1"> (</text:span><text:span text:style-name="T2">button</text:span><text:span text:style-name="T1"> </text:span><text:span text:style-name="T2">up</text:span><text:span text:style-name="T1">/</text:span><text:span text:style-name="T2">down</text:span><text:span text:style-name="T1">...); esso è stato pensato per dare una buona espandibilità al gioco anche se molto piccolo.</text:span></text:p>
            <text:p text:style-name="P4"/>
            <text:p text:style-name="P8"><text:span text:style-name="T3">Reload</text:span><text:span text:style-name="T1">: la funzione fa il </text:span><text:span text:style-name="T2">get</text:span><text:span text:style-name="T1"> della </text:span><text:span text:style-name="T2">scena</text:span><text:span text:style-name="T1"> corrente per poi </text:span><text:span text:style-name="T2">ricaricarla</text:span><text:span text:style-name="T1">.</text:span></text:p>
            <text:p text:style-name="P5"/>
          </table:table-cell>
        </table:table-row>
        <table:table-row table:style-name="Table3.1">
          <table:table-cell table:style-name="Table3.A1" office:value-type="string">
            <text:p text:style-name="P7">Check Win:</text:p>
          </table:table-cell>
          <table:table-cell table:style-name="Table3.A1" office:value-type="string">
            <text:p text:style-name="P8"><text:span text:style-name="T1">Questo script viene aggiunto al </text:span><text:span text:style-name="T2">GameObject</text:span><text:span text:style-name="T1"> che contiene, come </text:span><text:span text:style-name="T2">figli</text:span><text:span text:style-name="T1">, i blocchi da distruggere per vincere.</text:span></text:p>
            <text:p text:style-name="P4"/>
            <text:p text:style-name="P8"><text:span text:style-name="T1">Variabili: </text:span><text:span text:style-name="T2">win</text:span><text:span text:style-name="T1"> è la scritta che compare nel momento in cui si vince.</text:span></text:p>
            <text:p text:style-name="P4"/>
            <text:p text:style-name="P8"><text:span text:style-name="T3">Start</text:span><text:span text:style-name="T1">: al primo istante viene trovato l’oggetto con il </text:span><text:span text:style-name="T2">tag</text:span><text:span text:style-name="T1"> w</text:span><text:span text:style-name="T2">in</text:span><text:span text:style-name="T1"> e viene </text:span><text:span text:style-name="T2">disattivato</text:span></text:p>
            <text:p text:style-name="P4"/>
            <text:p text:style-name="P8"><text:span text:style-name="T3">Update</text:span><text:span text:style-name="T1">: controlla quanti oggetti figli ci sono all’ interno del contenitore dei blocchi se il loro numero è zero </text:span><text:span text:style-name="T2">distrugge</text:span><text:span text:style-name="T1"> la palla e </text:span><text:span text:style-name="T2">attiva</text:span><text:span text:style-name="T1"> la </text:span><text:span text:style-name="T2">vittoria</text:span><text:span text:style-name="T1">.</text:span></text:p>
            <text:p text:style-name="P5"/>
          </table:table-cell>
        </table:table-row>
        <table:table-row table:style-name="Table3.1">
          <table:table-cell table:style-name="Table3.A1" office:value-type="string">
            <text:p text:style-name="P7">Movement Functions:</text:p>
          </table:table-cell>
          <table:table-cell table:style-name="Table3.A1" office:value-type="string">
            <text:p text:style-name="P8"><text:span text:style-name="T1">Variabili: </text:span><text:span text:style-name="T2">speed</text:span><text:span text:style-name="T1"> rappresenta la velocità con cui muovere il </text:span><text:span text:style-name="T2">Rigidbody2D</text:span><text:span text:style-name="T1"> che viene </text:span><text:span text:style-name="T4">chiamato</text:span><text:span text:style-name="T1"> </text:span><text:span text:style-name="T2">rb</text:span><text:span text:style-name="T1">; </text:span><text:span text:style-name="T2">leftPressed</text:span><text:span text:style-name="T1"> e </text:span><text:span text:style-name="T2">rightPressed</text:span><text:span text:style-name="T1"> sono due variabili booleane che indicano se il bottone(non i tasti della tastiera </text:span><text:soft-page-break/><text:span text:style-name="T1">ma i button di Unity) è nello </text:span><text:span text:style-name="T2">stato</text:span><text:span text:style-name="T1"> </text:span><text:span text:style-name="T2">basso</text:span><text:span text:style-name="T1">.</text:span></text:p>
            <text:p text:style-name="P4"/>
            <text:p text:style-name="P8"><text:span text:style-name="T3">Start</text:span><text:span text:style-name="T1">: viene </text:span><text:span text:style-name="T2">cercato</text:span><text:span text:style-name="T1"> e </text:span><text:span text:style-name="T2">assegnato</text:span><text:span text:style-name="T1"> il <text:s/></text:span><text:span text:style-name="T2">Rigidbody2D</text:span><text:span text:style-name="T1"> della racchetta identificata con il </text:span><text:span text:style-name="T2">tag</text:span><text:span text:style-name="T1"> </text:span><text:span text:style-name="T2">Paddle</text:span><text:span text:style-name="T1">.</text:span></text:p>
            <text:p text:style-name="P4"/>
            <text:p text:style-name="P8"><text:span text:style-name="T3">Update</text:span><text:span text:style-name="T1">: se uno dei tasti per muovere la racchetta a destra o a sinistra è premuto muovi la racchetta.</text:span></text:p>
            <text:p text:style-name="P4"/>
            <text:p text:style-name="P8"><text:span text:style-name="T3">moveLeft</text:span><text:span text:style-name="T1">/</text:span><text:span text:style-name="T3">moveRight</text:span><text:span text:style-name="T1">: applicano delle forze rispettivamente verso sinistra e verso destra al </text:span><text:span text:style-name="T2">Rigidbody2D</text:span></text:p>
            <text:p text:style-name="P4"/>
            <text:p text:style-name="P8"><text:span text:style-name="T3">onAttackLeft</text:span><text:span text:style-name="T1">/</text:span><text:span text:style-name="T3">onAttackRight</text:span><text:span text:style-name="T1">: nel momento in cui il bottone </text:span><text:span text:style-name="T4">U</text:span><text:span text:style-name="T1">nity cambia stato</text:span><text:span text:style-name="T4"> aggiorna le</text:span><text:span text:style-name="T1"> variabili booleane che indicano se è nello stato basso o alto.</text:span></text:p>
            <text:p text:style-name="P5"/>
          </table:table-cell>
        </table:table-row>
        <table:table-row table:style-name="Table3.1">
          <table:table-cell table:style-name="Table3.A1" office:value-type="string">
            <text:p text:style-name="P7">Place Blocks:</text:p>
          </table:table-cell>
          <table:table-cell table:style-name="Table3.A1" office:value-type="string">
            <text:p text:style-name="P8"><text:span text:style-name="T1">Lo script si occupa di posizionare i blocchi </text:span><text:span text:style-name="T4">all'inizio</text:span><text:span text:style-name="T1"> del gioco.</text:span></text:p>
            <text:p text:style-name="P4"/>
            <text:p text:style-name="P8"><text:span text:style-name="T1">Variabili: </text:span><text:span text:style-name="T2">xStart</text:span><text:span text:style-name="T1">/</text:span><text:span text:style-name="T2">yStart</text:span><text:span text:style-name="T1"> indicano il la posizione iniziale istanziare i blocchi. </text:span><text:span text:style-name="T2">xEnd</text:span><text:span text:style-name="T1">/</text:span><text:span text:style-name="T2">yEnd</text:span><text:span text:style-name="T1"> indicano la posizione del blocco finale. </text:span><text:span text:style-name="T2">xJump</text:span><text:span text:style-name="T1">/</text:span><text:span text:style-name="T2">yJump</text:span><text:span text:style-name="T1"> indicano </text:span><text:span text:style-name="T2">offset</text:span><text:span text:style-name="T1"> tra un blocco e l’altro. </text:span><text:span text:style-name="T2">blockPrefab</text:span><text:span text:style-name="T1"> è il prefabbricato del blocco. </text:span><text:span text:style-name="T2">materials</text:span><text:span text:style-name="T1"> è </text:span><text:span text:style-name="T2">l’array</text:span><text:span text:style-name="T1"> che contiene tutti i </text:span><text:span text:style-name="T2">materiali</text:span><text:span text:style-name="T1"> con cui colorare i blocchi. </text:span><text:span text:style-name="T2">randomColors</text:span><text:span text:style-name="T1"> è un </text:span><text:span text:style-name="T2">booleano</text:span><text:span text:style-name="T1"> che indica se assegnare i materiali in ordine randomico. </text:span><text:span text:style-name="T2">line</text:span><text:span text:style-name="T1"> è un </text:span><text:span text:style-name="T2">intero</text:span><text:span text:style-name="T1"> il cui ruolo è fare da </text:span><text:span text:style-name="T2">indice</text:span><text:span text:style-name="T1"> per </text:span><text:span text:style-name="T2">l’array</text:span><text:span text:style-name="T1"> dei materiali.</text:span></text:p>
            <text:p text:style-name="P4"/>
            <text:p text:style-name="P8"><text:span text:style-name="T3">Start</text:span><text:span text:style-name="T1">: con una coppia di </text:span><text:span text:style-name="T2">cicli</text:span><text:span text:style-name="T1"> </text:span><text:span text:style-name="T2">for</text:span><text:span text:style-name="T1"> </text:span><text:soft-page-break/><text:span text:style-name="T1">simili a quelli </text:span><text:span text:style-name="T4">usati</text:span><text:span text:style-name="T1"> per </text:span><text:span text:style-name="T2">iterare</text:span><text:span text:style-name="T1"> una </text:span><text:span text:style-name="T2">matrice</text:span><text:span text:style-name="T1"> utilizza le variabili menzionate prima per piazzare i blocchi su più </text:span><text:span text:style-name="T4">righe;</text:span><text:span text:style-name="T1"> se </text:span><text:span text:style-name="T2">randomColors</text:span><text:span text:style-name="T1"> è settato a </text:span><text:span text:style-name="T2">true</text:span><text:span text:style-name="T1"> allora i colori saranno </text:span><text:span text:style-name="T2">randomizzati</text:span><text:span text:style-name="T1"> altrimenti ogni riga </text:span><text:span text:style-name="T4">avrà</text:span><text:span text:style-name="T1"> un colore e il loro ordine dipende da quello dei colori nell’</text:span><text:span text:style-name="T2">array</text:span><text:span text:style-name="T1"> <text:s/></text:span><text:span text:style-name="T2">materials</text:span><text:span text:style-name="T1">.</text:span></text:p>
            <text:p text:style-name="P4"/>
          </table:table-cell>
        </table:table-row>
        <table:table-row table:style-name="Table3.1">
          <table:table-cell table:style-name="Table3.A1" office:value-type="string">
            <text:p text:style-name="P7">RGB:</text:p>
          </table:table-cell>
          <table:table-cell table:style-name="Table3.A1" office:value-type="string">
            <text:p text:style-name="P4">Si occupa di rendere arcobaleno gli oggetti desiderati.</text:p>
            <text:p text:style-name="P4"/>
            <text:p text:style-name="P8"><text:span text:style-name="T1">Variabili: </text:span><text:span text:style-name="T2">gos</text:span><text:span text:style-name="T1"> <text:s/>è un </text:span><text:span text:style-name="T2">array</text:span><text:span text:style-name="T1"> che contiene tutti i </text:span><text:span text:style-name="T2">GameObject(s)</text:span><text:span text:style-name="T1"> il cui colore sarà arcobaleno; </text:span><text:span text:style-name="T2">lastColorChange</text:span><text:span text:style-name="T1"> è una variabile che contiene </text:span><text:span text:style-name="T2">l’orario</text:span><text:span text:style-name="T1"> dell’ultimo </text:span><text:span text:style-name="T4">aggiornamento</text:span><text:span text:style-name="T1"> del </text:span><text:span text:style-name="T2">colore</text:span><text:span text:style-name="T1">; </text:span><text:span text:style-name="T2">colorChageSpeed</text:span><text:span text:style-name="T1"> è un valore che indica il tempo tra un aggiornamento del colore e l’altro; </text:span><text:span text:style-name="T2">compressedColor</text:span><text:span text:style-name="T1"> contiene </text:span><text:span text:style-name="T4">i valori</text:span><text:span text:style-name="T1"> </text:span><text:span text:style-name="T2">RGB</text:span><text:span text:style-name="T1"> che normalmente sono una </text:span><text:span text:style-name="T2">terna</text:span><text:span text:style-name="T1"> di valori tra 0 e 255 compressa in una </text:span><text:span text:style-name="T2">terna</text:span><text:span text:style-name="T1"> di valori tra 0 e 1;</text:span></text:p>
            <text:p text:style-name="P4"/>
            <text:p text:style-name="P8"><text:span text:style-name="T3">Update</text:span><text:span text:style-name="T1">: se abbastanza tempo è passato aggiorna il colore e lo comprime per poi assegnarlo ai componenti che lo contengono.</text:span></text:p>
            <text:p text:style-name="P4"/>
            <text:p text:style-name="P8"><text:span text:style-name="T3">RGBLoop</text:span><text:span text:style-name="T1">: questa funzione è un </text:span><text:span text:style-name="T2">sistema a stati finiti</text:span><text:span text:style-name="T1"> che si occupa di far ciclare il colore. Ha 5 variabili dedicate; </text:span><text:span text:style-name="T2">r/g/b</text:span><text:span text:style-name="T1"> sono i valori </text:span><text:span text:style-name="T2">RGB</text:span><text:span text:style-name="T1"> che verranno poi compressi; </text:span><text:span text:style-name="T2">offset</text:span><text:span text:style-name="T1"> è il salto ad ogni iterazione del codice; </text:span><text:span text:style-name="T2">stato</text:span><text:span text:style-name="T1"> è un variabile che può assumere solo alcuni valori dichiarati nel </text:span><text:span text:style-name="T2">insieme</text:span><text:span text:style-name="T1"> chiamato </text:span><text:span text:style-name="T2">Stati</text:span><text:span text:style-name="T1">.</text:span></text:p>
            <text:p text:style-name="P4"><text:soft-page-break/></text:p>
            <text:p text:style-name="P8"><text:span text:style-name="T3">Compress</text:span><text:span text:style-name="T1">: ha come argomento un intero di valore tra 0 e 255 che verrà trasformato in un decimale di valore corrispondente tra 0 e 1.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Monospace" svg:font-family="Monospace" style:font-family-generic="roman" style:font-pitch="variable"/>
    <style:font-face style:name="Monospace1" svg:font-family="Monospace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it" fo:country="IT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style:contextual-spacing="false" fo:line-height="100%" fo:text-indent="0in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onospace" fo:font-size="14pt" fo:font-style="normal" style:text-underline-style="none" fo:font-weight="normal" style:font-name-asian="Monospace1" style:font-size-asian="14pt" style:font-style-asian="normal" style:font-weight-asian="normal" style:font-name-complex="Monospace1" style:font-size-complex="14pt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onospace" fo:font-size="12pt" fo:font-style="normal" style:text-underline-style="none" fo:font-weight="normal" style:font-name-asian="Monospace1" style:font-size-asian="12pt" style:font-style-asian="normal" style:font-weight-asian="normal" style:font-name-complex="Monospace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22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799in" fo:margin-left="0in" fo:margin-right="0in" fo:margin-bottom="0.54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e: Aleksander Angelino <text:s text:c="3"/>Cognome: Sardara</text:p>
        <text:p text:style-name="MP1">Classe: 4CIA <text:s text:c="3"/>Anno Scolastico:2023-2024</text:p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07T10:04:15.988558809</dc:date>
    <meta:editing-duration>PT9M25S</meta:editing-duration>
    <meta:editing-cycles>6</meta:editing-cycles>
    <meta:document-statistic meta:table-count="3" meta:image-count="0" meta:object-count="0" meta:page-count="8" meta:paragraph-count="65" meta:word-count="1268" meta:character-count="8042" meta:non-whitespace-character-count="6824"/>
  </office:meta>
</office:document-meta>
</file>